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ibri" svg:font-family="Calibri" style:font-adornments="Normal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fo:min-height="2.629cm"/>
      <style:paragraph-properties style:writing-mode="lr-tb"/>
    </style:style>
    <style:style style:name="pr2" style:family="presentation" style:parent-style-name="Standard-subtitle">
      <style:graphic-properties draw:fill-color="#ffffff" fo:min-height="9.134cm"/>
      <style:paragraph-properties style:writing-mode="lr-tb"/>
    </style:style>
    <style:style style:name="pr3" style:family="presentation" style:parent-style-name="Standard-notes">
      <style:graphic-properties draw:fill-color="#ffffff" fo:min-height="13.364cm"/>
      <style:paragraph-properties style:writing-mode="lr-tb"/>
    </style:style>
    <style:style style:name="pr4" style:family="presentation" style:parent-style-name="Standard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text-properties style:font-name="Calibri" fo:font-size="20pt" style:font-size-asian="32pt" style:font-size-complex="32pt"/>
    </style:style>
    <style:style style:name="P3" style:family="paragraph">
      <style:paragraph-properties fo:margin-top="0.5cm" fo:margin-bottom="0cm"/>
    </style:style>
    <style:style style:name="P4" style:family="paragraph">
      <style:text-properties fo:font-size="20pt" style:font-size-asian="32pt" style:font-size-complex="32pt"/>
    </style:style>
    <style:style style:name="T1" style:family="text">
      <style:text-properties fo:font-size="25pt" style:font-size-asian="36pt" style:font-size-complex="36pt"/>
    </style:style>
    <style:style style:name="T2" style:family="text">
      <style:text-properties style:font-size-asian="36pt" style:font-size-complex="36pt"/>
    </style:style>
    <style:style style:name="T3" style:family="text">
      <style:text-properties fo:font-size="20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2.629cm" svg:x="1.4cm" svg:y="0.628cm" presentation:class="title">
          <draw:text-box>
            <text:p>Mib’s Les événements</text:p>
          </draw:text-box>
        </draw:frame>
        <draw:frame presentation:style-name="pr2" draw:text-style-name="P1" draw:layer="layout" svg:width="25.199cm" svg:height="9.134cm" svg:x="1.4cm" svg:y="3.685cm" presentation:class="subtitle" presentation:user-transformed="true">
          <draw:text-box>
            <text:p>Dossier de synthèse de la formation de développeur web et web mobile chez Élan Formation de :<text:line-break/>AbdelHamid JINANI<text:line-break/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Table des matières</text:p>
          </draw:text-box>
        </draw:frame>
        <draw:frame presentation:style-name="pr4" draw:text-style-name="P2" draw:layer="layout" svg:width="25.199cm" svg:height="9.134cm" svg:x="1.4cm" svg:y="3.685cm" presentation:class="outline" presentation:user-transformed="true">
          <draw:text-box>
            <text:list text:style-name="L3">
              <text:list-header>
                <text:p text:style-name="P2"><text:span text:style-name="T1">I Introduction</text:span></text:p>
                <text:p text:style-name="P2"><text:span text:style-name="T2">- Présentation</text:span></text:p>
                <text:p text:style-name="P2"><text:span text:style-name="T2">- Élan Formation</text:span></text:p>
                <text:p text:style-name="P2"><text:span text:style-name="T2">- Compétences couvertes</text:span></text:p>
                <text:p text:style-name="P2"><text:span text:style-name="T2">- Langages utilisés</text:span></text:p>
                <text:p text:style-name="P2"><text:span text:style-name="T2">- Les outils de développement utilisés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II Le projet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Planification et conception</text:p>
              </text:list-item>
              <text:list-item>
                <text:p>La création du contenu</text:p>
              </text:list-item>
              <text:list-item>
                <text:p>Le développement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Présentatio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header>
                <text:p>La cliente</text:p>
                <text:p>Mme Bund va changer d’activité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Le stagiair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header>
                <text:p>AbdelHamid JINANI après avoir exercé divers métiers et activités. Se reconvertit professionnellement dans le développement web.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Élan Formatio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header>
                <text:p>Présentation et remerciements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Les compétences couvert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header>
                <text:p>Le front-end</text:p>
                <text:p>Le back-end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Les langages utilisé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header>
                <text:p>Afficher les logos des langages utilisés.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Les outils de développent utilisé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header>
                <text:p text:style-name="P3">Afficher les logos des outils utilisés.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II Le projet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header>
                <text:p>L’objectif</text:p>
                <text:p>description du but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Cahier des charg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header>
                <text:p>Que doit faire ce site ?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Les étap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header>
                <text:p>Le MosCoW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L’infographie</text:p>
          </draw:text-box>
        </draw:frame>
        <draw:frame presentation:style-name="pr4" draw:text-style-name="P4" draw:layer="layout" svg:width="25.199cm" svg:height="9.134cm" svg:x="1.4cm" svg:y="3.685cm" presentation:class="outline">
          <draw:text-box>
            <text:list text:style-name="L3">
              <text:list-header>
                <text:p text:style-name="P4"><text:span text:style-name="T3">La charte graphique</text:span></text:p>
                <text:p text:style-name="P4"><text:span text:style-name="T3">Le logo et les icônes</text:span></text:p>
                <text:p text:style-name="P4"><text:span text:style-name="T3">La police de caractère</text:span></text:p>
                <text:p text:style-name="P4"><text:span text:style-name="T3">La palette de couleurs</text:span></text:p>
                <text:p text:style-name="P4"><text:span text:style-name="T3">Le maquettage</text:span></text:p>
                <text:p text:style-name="P4"><text:span text:style-name="T3"/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Le Trello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header>
                <text:p>Directement issus du MosCoW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Le MCD et le MLD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La base de donné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header>
                <text:p>Parler de la bdd</text:p>
                <text:p>Les tables</text:p>
                <text:p>Les liens entre les tables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Les imag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header>
                <text:p>Le stockage des images se fait sur le serveur et dans la bdd il n’y a que les noms et les textes alternatif. Le tout en faisant attention au SEO.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Le responsive design (RD)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header>
                <text:p>L’objectif</text:p>
                <text:p>Les étapes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Les failles de sécurités</text:p>
          </draw:text-box>
        </draw:frame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text:style-name="P4"><text:span text:style-name="T3">L’injection SQL</text:span></text:p>
              </text:list-item>
              <text:list-item>
                <text:p text:style-name="P4"><text:span text:style-name="T3">La faille XSS (Cross-Site Scripting)</text:span></text:p>
              </text:list-item>
              <text:list-item>
                <text:p text:style-name="P4"><text:span text:style-name="T3">La faille CSRF (Cross-Site Request Forgery)</text:span></text:p>
              </text:list-item>
              <text:list-item>
                <text:p text:style-name="P4"><text:span text:style-name="T3">L'attaque par dictionnaire / par force brute</text:span></text:p>
              </text:list-item>
              <text:list-item>
                <text:p text:style-name="P4"><text:span text:style-name="T3">La faille upload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Le RGPD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header>
                <text:p>Règlement Général sur la Protection des Données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La CNIL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header>
                <text:p>a Commission Nationale de l’Informatique et des Libertés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La norme PCI DS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header>
                <text:p>Payement Card Industry Data Security Standard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L’OWASP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header>
                <text:p>Open Web Application Security Project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>Améliorations futures et conclusion<text:line-break/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header>
                <text:p>Améliorations futures</text:p>
                <text:p>Conclusion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Et l’Anglais ?</text:p>
          </draw:text-box>
        </draw:frame>
        <draw:frame presentation:style-name="pr4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Calibri" svg:font-family="Calibri" style:font-adornments="Normal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5-24T15:37:05.031000000</meta:creation-date>
    <dc:date>2023-05-24T17:35:05.644000000</dc:date>
    <meta:editing-duration>PT1H57M57S</meta:editing-duration>
    <meta:editing-cycles>9</meta:editing-cycles>
    <meta:generator>LibreOffice/7.5.2.2$Windows_X86_64 LibreOffice_project/53bb9681a964705cf672590721dbc85eb4d0c3a2</meta:generator>
    <meta:document-statistic meta:object-count="121"/>
  </office:meta>
</office:document-meta>
</file>